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32f" officeooo:paragraph-rsid="0015132f"/>
    </style:style>
    <style:style style:name="P2" style:family="paragraph" style:parent-style-name="Standard" style:list-style-name="L1">
      <style:text-properties officeooo:rsid="0015132f" officeooo:paragraph-rsid="001513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особи визначення кількості цифр в числі</text:p>
      <text:p text:style-name="P1"/>
      <text:p text:style-name="P1"/>
      <text:list xml:id="list3852827334" text:style-name="L1">
        <text:list-item>
          <text:p text:style-name="P2">Довжина рядка</text:p>
        </text:list-item>
      </text:list>
      <text:p text:style-name="P1"/>
      <text:p text:style-name="P1"/>
      <text:list xml:id="list192537487465797" text:continue-numbering="true" text:style-name="L1">
        <text:list-item>
          <text:p text:style-name="P2">Цикл з діленням</text:p>
        </text:list-item>
        <text:list-item>
          <text:p text:style-name="P2">Десятковий логарифм і округлення</text:p>
        </text:list-item>
        <text:list-item>
          <text:p text:style-name="P2">Порівняння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ій Костючок</meta:initial-creator>
    <meta:creation-date>2020-01-11T17:36:50.773372031</meta:creation-date>
    <meta:generator>LibreOffice/6.1.5.2$Linux_X86_64 LibreOffice_project/10$Build-2</meta:generator>
    <dc:date>2020-01-11T19:25:36.340451403</dc:date>
    <dc:creator>Сергій Костючок</dc:creator>
    <meta:editing-duration>PT3M10S</meta:editing-duration>
    <meta:editing-cycles>1</meta:editing-cycles>
    <meta:document-statistic meta:table-count="0" meta:image-count="0" meta:object-count="0" meta:page-count="1" meta:paragraph-count="5" meta:word-count="20" meta:character-count="119" meta:non-whitespace-character-count="108"/>
  </office:meta>
</office:document-meta>
</file>